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1e6" officeooo:paragraph-rsid="001771e6"/>
    </style:style>
    <style:style style:name="P2" style:family="paragraph" style:parent-style-name="Standard">
      <style:text-properties fo:color="#000000" officeooo:rsid="001771e6" officeooo:paragraph-rsid="001771e6"/>
    </style:style>
    <style:style style:name="P3" style:family="paragraph" style:parent-style-name="Standard">
      <style:text-properties fo:color="#000000" officeooo:rsid="001771e6" officeooo:paragraph-rsid="0019312f"/>
    </style:style>
    <style:style style:name="P4" style:family="paragraph" style:parent-style-name="Standard">
      <style:text-properties fo:color="#000000" style:font-name="Liberation Serif" fo:font-size="12pt" officeooo:rsid="00ab6ea5" officeooo:paragraph-rsid="0019312f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1771e6" officeooo:paragraph-rsid="0019312f" style:font-size-asian="12pt" style:font-size-complex="12pt"/>
    </style:style>
    <style:style style:name="P6" style:family="paragraph" style:parent-style-name="Table_20_Contents">
      <style:text-properties style:font-name="Liberation Serif" fo:font-size="12pt" officeooo:rsid="008285ec" officeooo:paragraph-rsid="0019312f" style:font-size-asian="12pt" style:font-size-complex="12pt"/>
    </style:style>
    <style:style style:name="P7" style:family="paragraph" style:parent-style-name="Table_20_Contents">
      <style:text-properties style:font-name="Liberation Serif" fo:font-size="12pt" officeooo:rsid="00857681" officeooo:paragraph-rsid="0019312f" style:font-size-asian="12pt" style:font-size-complex="12pt"/>
    </style:style>
    <style:style style:name="P8" style:family="paragraph" style:parent-style-name="Table_20_Contents">
      <style:text-properties style:font-name="Liberation Serif" fo:font-size="12pt" officeooo:rsid="00ab6ea5" officeooo:paragraph-rsid="0019312f" style:font-size-asian="12pt" style:font-size-complex="12pt"/>
    </style:style>
    <style:style style:name="P9" style:family="paragraph" style:parent-style-name="Table_20_Contents">
      <style:text-properties style:font-name="Liberation Serif" fo:font-size="12pt" officeooo:rsid="00870550" officeooo:paragraph-rsid="0019312f" style:font-size-asian="12pt" style:font-size-complex="12pt"/>
    </style:style>
    <style:style style:name="P10" style:family="paragraph" style:parent-style-name="Table_20_Contents">
      <style:text-properties fo:color="#000000" style:font-name="Liberation Serif" fo:font-size="12pt" officeooo:rsid="0087b8ec" officeooo:paragraph-rsid="0019312f" style:font-size-asian="12pt" style:font-size-complex="12pt"/>
    </style:style>
    <style:style style:name="T1" style:family="text">
      <style:text-properties fo:color="#c9211e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color="#c9211e" style:text-underline-style="solid" style:text-underline-width="auto" style:text-underline-color="font-color"/>
    </style:style>
    <style:style style:name="T4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c9211e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color="#c9211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fo:color="#c9211e" fo:font-style="normal" style:text-underline-style="solid" style:text-underline-width="auto" style:text-underline-color="font-color" fo:font-weight="bold" officeooo:rsid="0019312f" style:font-style-asian="normal" style:font-weight-asian="bold" style:font-style-complex="normal" style:font-weight-complex="bold"/>
    </style:style>
    <style:style style:name="T9" style:family="text">
      <style:text-properties fo:color="#c9211e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9312f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ize="12pt" fo:font-style="normal" style:text-underline-style="none" fo:font-weight="normal" officeooo:rsid="008285ec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style:text-underline-style="none" fo:font-weight="normal" officeooo:rsid="00ad16e7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officeooo:rsid="00ad16e7"/>
    </style:style>
    <style:style style:name="T16" style:family="text">
      <style:text-properties officeooo:rsid="00ab6ea5"/>
    </style:style>
    <style:style style:name="T17" style:family="text">
      <style:text-properties officeooo:rsid="00aeddc8"/>
    </style:style>
    <style:style style:name="T18" style:family="text">
      <style:text-properties officeooo:rsid="001931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<text:span text:style-name="T4">Associer les matériels aux casiers</text:span></text:p>
      <text:p text:style-name="P1">- Permettre au Responsable Admin d'associer un matériel à un casier car chaque casier ne peux contenir que 1 matériel.</text:p>
      <text:p text:style-name="P1">- Le Responsable Admin peux associer le même type de matériel dans plusieurs casiers.</text:p>
      <text:p text:style-name="P1"/>
      <text:p text:style-name="P1">Pour <text:span text:style-name="T7">Gérer les Utilisateurs</text:span></text:p>
      <text:p text:style-name="P2"><text:span text:style-name="T11"/></text:p>
      <text:p text:style-name="P3"><text:span text:style-name="T11">- </text:span><text:span text:style-name="T13">Les responsables MDL</text:span><text:span text:style-name="T14"> définissent u</text:span><text:span text:style-name="T13">n utilisateur</text:span><text:span text:style-name="T14"> </text:span><text:span text:style-name="T13">par son nom, son prénom, sa classe, un numéro de téléphone, une adresse mail et son numéro de carte de contrôle d'accès</text:span><text:span text:style-name="T14"> dans un fichier CSV.</text:span></text:p>
      <text:p text:style-name="P6"><text:span text:style-name="T18">-</text:span>Les responsables MDL s'identifient grâce à deux rubriques, un login et un mot de passe.</text:p>
      <text:p text:style-name="P7"><text:span text:style-name="T18">-</text:span>Le super-Utilisateur fait un tableau avec les donnée de l'utilisateur et importe dans la base de donné l'utilisateur avec le format CSV.</text:p>
      <text:p text:style-name="P8"><text:span text:style-name="T18">-</text:span>Il clique dans l'interface web sur un bouton importer le fichier<text:span text:style-name="T15">.</text:span></text:p>
      <text:p text:style-name="P4"><text:span text:style-name="T12">-</text:span><text:span text:style-name="T11">Possibilité pour le super-Utilisateur de exporter le fichier CSV de la base de donnée grâce à un bouton exporter dans l'interface web.</text:span></text:p>
      <text:p text:style-name="P4"><text:span text:style-name="T11"/></text:p>
      <text:p text:style-name="P4"><text:span text:style-name="T11"/></text:p>
      <text:p text:style-name="P5"><text:span text:style-name="T11">Pour </text:span><text:span text:style-name="T7">Gérer les </text:span><text:span text:style-name="T8">Matériels</text:span></text:p>
      <text:p text:style-name="P5"><text:span text:style-name="T7"/></text:p>
      <text:p text:style-name="P9"><text:span text:style-name="T18">-Le </text:span>super-Utilisateur défini<text:span text:style-name="T16">t le matériel </text:span>par son nom et l'emplacement où il est rangé<text:span text:style-name="T16"> ainsi qu'une durée d'emprunt autorisé dans un fichier CSV.</text:span></text:p>
      <text:p text:style-name="P8"><text:span text:style-name="T18">-</text:span>Il clique dans l'interface web sur un bouton importer le fichier CSV pour qu'il se mette dans la base de donnée.</text:p>
      <text:p text:style-name="P8"><text:span text:style-name="T18">-</text:span>Possibilité pour le super-Utilisateur de exporter le fichier CSV de la base de donnée grâce à un bouton exporter dans l'interface web.</text:p>
      <text:p text:style-name="P9"><text:span text:style-name="T18">-Le </text:span>super-Utilisateur<text:span text:style-name="T16"> peux mettre u</text:span>n <text:span text:style-name="T16">type de </text:span>matériel présent en plusieurs exemplaires dans <text:span text:style-name="T17">plusieurs</text:span> casiers.</text:p>
      <text:p text:style-name="P10"><text:span text:style-name="T12">-</text:span><text:span text:style-name="T11">L’utilisateur scanne sa carte il choisis le matériel à emprunter, la ou ce trouve l'objet le casier s'ouvre automatique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5:44:36.136328645</meta:creation-date>
    <dc:date>2020-01-23T16:04:21.704689323</dc:date>
    <meta:editing-duration>PT9M35S</meta:editing-duration>
    <meta:editing-cycles>1</meta:editing-cycles>
    <meta:generator>LibreOffice/6.2.6.2$Linux_X86_64 LibreOffice_project/20$Build-2</meta:generator>
    <meta:document-statistic meta:table-count="0" meta:image-count="0" meta:object-count="0" meta:page-count="1" meta:paragraph-count="15" meta:word-count="251" meta:character-count="1537" meta:non-whitespace-character-count="1301"/>
  </office:meta>
</office:document-meta>
</file>